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Georgia" svg:font-family="Georgia, 'Times New Roman', Times, serif"/>
    <style:font-face style:name="arial" svg:font-family="arial, sans-serif"/>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office:font-face-decls>
  <office:automatic-styles>
    <style:style style:name="P1" style:family="paragraph" style:parent-style-name="Heading_20_1">
      <style:paragraph-properties fo:margin-top="0cm" fo:margin-bottom="0cm" fo:line-height="100%" fo:text-align="justify" style:justify-single-word="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2" style:family="paragraph" style:parent-style-name="Standard">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 style:family="paragraph" style:parent-style-name="Standard">
      <style:paragraph-properties fo:margin-left="0cm" fo:margin-right="0cm" fo:margin-top="0cm" fo:margin-bottom="0cm" fo:line-height="100%" fo:orphans="2" fo:widows="2" fo:text-indent="0cm" style:auto-text-indent="false"/>
      <style:text-properties fo:font-variant="normal" fo:text-transform="none" fo:color="#444444" style:font-name="Liberation Serif" fo:font-size="12pt" fo:letter-spacing="normal" fo:font-style="normal" fo:font-weight="bold" style:font-weight-asian="bold" style:font-weight-complex="bold"/>
    </style:style>
    <style:style style:name="P4" style:family="paragraph" style:parent-style-name="Standard">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444444" style:font-name="Liberation Serif" fo:font-size="12pt" fo:letter-spacing="normal" fo:font-style="normal" fo:font-weight="normal"/>
    </style:style>
    <style:style style:name="P5" style:family="paragraph" style:parent-style-name="Standard">
      <style:paragraph-properties fo:margin-left="0cm" fo:margin-right="0cm" fo:margin-top="0cm" fo:margin-bottom="0cm" fo:line-height="100%" fo:text-align="justify" style:justify-single-word="false" fo:orphans="2" fo:widows="2" fo:text-indent="0cm" style:auto-text-indent="false" fo:padding="0cm" fo:border="none"/>
    </style:style>
    <style:style style:name="P6" style:family="paragraph" style:parent-style-name="Standard">
      <style:paragraph-properties fo:margin-top="0cm" fo:margin-bottom="0cm" fo:line-height="100%" fo:text-align="justify" style:justify-single-word="false"/>
      <style:text-properties fo:color="#000000" style:font-name="Liberation Serif" fo:font-size="12pt" style:font-size-asian="12pt" style:font-size-complex="12pt"/>
    </style:style>
    <style:style style:name="P7"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444444" style:font-name="Arial" fo:font-size="12pt" fo:letter-spacing="normal" fo:font-style="normal" fo:font-weight="normal"/>
    </style:style>
    <style:style style:name="P8"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cm" fo:line-height="100%" fo:text-align="justify" style:justify-single-word="false" fo:orphans="2" fo:widows="2" fo:text-indent="0cm" style:auto-text-indent="false"/>
    </style:style>
    <style:style style:name="P10" style:family="paragraph" style:parent-style-name="Text_20_body">
      <style:paragraph-properties fo:margin-left="0cm" fo:margin-right="0cm" fo:margin-top="0cm" fo:margin-bottom="0cm" fo:line-height="100%"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1" style:family="paragraph" style:parent-style-name="Text_20_body">
      <style:paragraph-properties fo:margin-left="0cm" fo:margin-right="0cm" fo:margin-top="0cm" fo:margin-bottom="0cm" fo:line-height="100%"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style>
    <style:style style:name="P12" style:family="paragraph" style:parent-style-name="Text_20_body">
      <style:paragraph-properties fo:margin-left="0cm" fo:margin-right="0cm" fo:margin-top="0cm" fo:margin-bottom="0cm" fo:line-height="100%" fo:text-align="justify" style:justify-single-word="false" fo:orphans="2" fo:widows="2" fo:text-indent="0cm" style:auto-text-indent="false" fo:padding="0cm" fo:border="none"/>
      <style:text-properties fo:font-variant="normal" fo:text-transform="none" fo:color="#000000" style:font-name="Liberation Serif" fo:font-size="12pt" fo:letter-spacing="normal" style:font-size-asian="12pt" style:font-size-complex="12pt"/>
    </style:style>
    <style:style style:name="T1" style:family="text">
      <style:text-properties fo:font-variant="normal" fo:text-transform="none" fo:color="#a6a6a6" style:text-line-through-style="none" style:font-name="Arial" fo:font-size="8.25pt" fo:letter-spacing="normal" fo:font-style="normal" style:text-underline-style="none" fo:font-weight="normal" style:text-blinking="false"/>
    </style:style>
    <style:style style:name="T2" style:family="text">
      <style:text-properties fo:font-variant="normal" fo:text-transform="none" fo:color="#a6a6a6" style:text-line-through-style="none" fo:font-size="8.25pt" fo:letter-spacing="normal" fo:font-style="normal" style:text-underline-style="none" fo:font-weight="normal" style:text-blinking="false"/>
    </style:style>
    <style:style style:name="T3" style:family="text">
      <style:text-properties fo:font-variant="normal" fo:text-transform="none" fo:color="#a6a6a6" style:text-line-through-style="none" style:font-name="Liberation Serif" fo:font-size="8.25pt" fo:letter-spacing="normal" fo:font-style="normal" style:text-underline-style="none" fo:font-weight="normal" style:text-blinking="false"/>
    </style:style>
    <style:style style:name="T4" style:family="text">
      <style:text-properties fo:font-variant="normal" fo:text-transform="none" fo:color="#a6a6a6" style:text-line-through-style="none" style:font-name="Liberation Serif" fo:letter-spacing="normal" fo:font-style="normal" style:text-underline-style="none" fo:font-weight="normal" style:text-blinking="false"/>
    </style:style>
    <style:style style:name="T5" style:family="text">
      <style:text-properties fo:font-variant="normal" fo:text-transform="none" fo:color="#a6a6a6" style:text-line-through-style="none" style:font-name="Liberation Serif"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color="#333333" style:font-name="Arial" fo:letter-spacing="normal" fo:font-style="normal"/>
    </style:style>
    <style:style style:name="T7" style:family="text">
      <style:text-properties fo:font-variant="normal" fo:text-transform="none" fo:color="#333333" fo:letter-spacing="normal" fo:font-style="normal"/>
    </style:style>
    <style:style style:name="T8" style:family="text">
      <style:text-properties fo:font-variant="normal" fo:text-transform="none" fo:color="#333333" style:font-name="Liberation Serif" fo:letter-spacing="normal" fo:font-style="normal"/>
    </style:style>
    <style:style style:name="T9" style:family="text">
      <style:text-properties fo:font-variant="normal" fo:text-transform="none" fo:color="#333333" style:font-name="Liberation Serif" fo:font-size="12pt" fo:letter-spacing="normal" fo:font-style="normal" style:font-size-asian="12pt" style:font-size-complex="12pt"/>
    </style:style>
    <style:style style:name="T10" style:family="text">
      <style:text-properties fo:font-variant="normal" fo:text-transform="none" fo:color="#6d6f71" style:text-line-through-style="none" style:font-name="Arial" fo:letter-spacing="normal" fo:font-style="normal" style:text-underline-style="none" style:text-blinking="false"/>
    </style:style>
    <style:style style:name="T11" style:family="text">
      <style:text-properties fo:font-variant="normal" fo:text-transform="none" fo:color="#6d6f71" style:text-line-through-style="none" fo:letter-spacing="normal" fo:font-style="normal" style:text-underline-style="none" style:text-blinking="false"/>
    </style:style>
    <style:style style:name="T12" style:family="text">
      <style:text-properties fo:font-variant="normal" fo:text-transform="none" fo:color="#6d6f71" style:text-line-through-style="none" style:font-name="Liberation Serif" fo:letter-spacing="normal" fo:font-style="normal" style:text-underline-style="none" style:text-blinking="false"/>
    </style:style>
    <style:style style:name="T13" style:family="text">
      <style:text-properties fo:font-variant="normal" fo:text-transform="none" fo:color="#6d6f71" style:text-line-through-style="none" style:font-name="Liberation Serif" fo:font-size="12pt" fo:letter-spacing="normal" fo:font-style="normal" style:text-underline-style="none" style:text-blinking="false" style:font-size-asian="12pt" style:font-size-complex="12pt"/>
    </style:style>
    <style:style style:name="T14" style:family="text">
      <style:text-properties fo:font-variant="normal" fo:text-transform="none" style:text-line-through-style="none" style:font-name="Liberation Serif" fo:font-size="12pt" fo:letter-spacing="normal" fo:font-style="normal" style:text-underline-style="none" style:text-blinking="false" style:font-size-asian="12pt" style:font-size-complex="12pt"/>
    </style:style>
    <style:style style:name="T15" style:family="text">
      <style:text-properties fo:font-variant="normal" fo:text-transform="none" style:text-line-through-style="none" style:font-name="Liberation Serif" fo:font-size="12pt" fo:letter-spacing="normal" fo:font-style="normal" style:text-underline-style="none" fo:font-weight="normal" style:text-blinking="false" style:font-size-asian="12pt" style:font-size-complex="12pt"/>
    </style:style>
    <style:style style:name="T16" style:family="text">
      <style:text-properties fo:font-variant="normal" fo:text-transform="none" style:font-name="Liberation Serif" fo:font-size="12pt" fo:letter-spacing="normal" fo:font-style="normal" style:font-size-asian="12pt" style:font-size-complex="12pt"/>
    </style:style>
    <style:style style:name="T17" style:family="text">
      <style:text-properties fo:font-variant="normal" fo:text-transform="none" fo:color="#000000" style:font-name="Liberation Serif" fo:font-size="12pt" fo:letter-spacing="normal" fo:font-style="normal" style:font-size-asian="12pt" style:font-size-complex="12pt"/>
    </style:style>
    <style:style style:name="T18" style:family="text">
      <style:text-properties fo:font-variant="normal" fo:text-transform="none" fo:color="#000000" style:text-line-through-style="none" style:font-name="Liberation Serif" fo:font-size="12pt" fo:letter-spacing="normal" fo:font-style="normal" style:text-underline-style="none" style:text-blinking="false" style:font-size-asian="12pt" style:font-size-complex="12pt"/>
    </style:style>
    <style:style style:name="T19"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20" style:family="text">
      <style:text-properties fo:font-variant="normal" fo:text-transform="none" fo:color="#000000" style:text-line-through-style="none" fo:font-size="12pt" fo:letter-spacing="normal" fo:font-style="normal" style:text-underline-style="none" style:text-blinking="false" style:font-size-asian="12pt" style:font-size-complex="12pt"/>
    </style:style>
    <style:style style:name="T21" style:family="text">
      <style:text-properties fo:font-variant="normal" fo:text-transform="none" fo:color="#000000" fo:font-size="12pt" fo:letter-spacing="normal" fo:font-style="normal" style:font-size-asian="12pt" style:font-size-complex="12pt"/>
    </style:style>
    <style:style style:name="T22" style:family="text">
      <style:text-properties fo:font-style="normal" fo:font-weight="normal"/>
    </style:style>
    <style:style style:name="T23" style:family="text">
      <style:text-properties style:text-line-through-style="none" style:font-name="Liberation Serif" style:text-underline-style="none" style:text-blinking="false" style:font-size-asian="12pt" style:font-size-complex="12pt"/>
    </style:style>
    <style:style style:name="T24" style:family="text">
      <style:text-properties style:font-name="Georgia" fo:font-size="9.75pt"/>
    </style:style>
    <style:style style:name="T25" style:family="text">
      <style:text-properties style:font-name="Georgia" fo:font-size="9.75pt" fo:font-style="normal" fo:font-weight="normal"/>
    </style:style>
    <style:style style:name="T26" style:family="text">
      <style:text-properties style:font-name="inherit"/>
    </style:style>
    <style:style style:name="T27" style:family="text">
      <style:text-properties style:font-name="inherit" fo:font-size="9.75pt"/>
    </style:style>
    <style:style style:name="T28" style:family="text">
      <style:text-properties fo:font-size="9.75pt"/>
    </style:style>
    <style:style style:name="T29" style:family="text">
      <style:text-properties fo:font-size="9.75pt" fo:font-style="normal" fo:font-weight="normal"/>
    </style:style>
    <style:style style:name="T30" style:family="text">
      <style:text-properties fo:color="#333333"/>
    </style:style>
    <style:style style:name="T31" style:family="text">
      <style:text-properties fo:color="#333333" style:font-name="arial"/>
    </style:style>
    <style:style style:name="T32" style:family="text">
      <style:text-properties fo:color="#333333" style:font-name="Liberation Serif"/>
    </style:style>
    <style:style style:name="T33" style:family="text">
      <style:text-properties fo:color="#333333" style:font-name="Liberation Serif" style:font-size-asian="12pt" style:font-size-complex="12pt"/>
    </style:style>
    <style:style style:name="T34" style:family="text">
      <style:text-properties fo:color="#6d6f71" style:text-line-through-style="none" style:text-underline-style="none" style:text-blinking="false"/>
    </style:style>
    <style:style style:name="T35" style:family="text">
      <style:text-properties fo:color="#6d6f71" style:text-line-through-style="none" style:font-name="Liberation Serif" style:text-underline-style="none" style:text-blinking="false"/>
    </style:style>
    <style:style style:name="T36" style:family="text">
      <style:text-properties fo:color="#6d6f71" style:text-line-through-style="none" style:font-name="Liberation Serif" style:text-underline-style="none" style:text-blinking="false" style:font-size-asian="12pt" style:font-size-complex="12pt"/>
    </style:style>
    <style:style style:name="T37" style:family="text">
      <style:text-properties style:font-name="Liberation Serif" style:font-size-asian="12pt" style:font-size-complex="12pt"/>
    </style:style>
    <style:style style:name="T38" style:family="text">
      <style:text-properties fo:color="#000000" style:font-name="Liberation Serif" style:font-size-asian="12pt" style:font-size-complex="12pt"/>
    </style:style>
    <style:style style:name="T39" style:family="text">
      <style:text-properties fo:color="#000000" style:text-line-through-style="none" style:font-name="Liberation Serif" style:text-underline-style="none" style:text-blinking="false" style:font-size-asian="12pt" style:font-size-complex="12pt"/>
    </style:style>
    <style:style style:name="T40" style:family="text">
      <style:text-properties fo:color="#000000" style:text-line-through-style="none" style:text-underline-style="none" style:text-blinking="false" style:font-size-asian="12pt" style:font-size-complex="12pt"/>
    </style:style>
    <style:style style:name="T41" style:family="text">
      <style:text-properties fo:color="#000000" style:font-size-asian="12pt" style:font-size-complex="12pt"/>
    </style:style>
    <style:style style:name="T42" style:family="text">
      <style:text-properties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Koniec z uniwersytetami kierowanymi przez elity</text:h>
      <text:p text:style-name="P5"><text:bookmark text:name="ext-gen75"/><text:a xlink:type="simple" xlink:href="http://www.cafebabel.it/profile/display/50ab19a2-fc10-102c-90a8-e5384fe1717a/"><text:span text:style-name="T19">ANDREA GIAMBARTOLOMEI</text:span></text:a></text:p>
      <text:p text:style-name="P6">(tekst z Cafebabel)</text:p>
      <text:p text:style-name="P6"/>
      <text:p text:style-name="P2">Studiowanie dla samej przyjemności studiowania, wybór zagadnień, tworzenie zajęć i dzielenie się nimi z innymi: uniwersytet samozarządzany jest jednocześnie nowym modelem edukacyjnym i marzeniem, niekoniecznie „przeciw”…</text:p>
      <text:p text:style-name="P8">„Hey! Teachers ! Leave them kids alone!” i koniec z hierarchią na uniwersytetach. Koniec z kształceniem jednokierunkowym, z ocenami, z wiecznym studiowaniem i z wizją utylitarystyczną studiów: to dawne marzenie z ‘68 roku odżyło i od zeszłej wiosny nowy model edukacji próbuje odnieść sukces: model uniwersytetu samozarządzanego. „Nie jest system anarchiczny, ani wręcz przeciwnie, ale bardzo zbliża się do anarchii przez zasadę samozarządzania”, tłumaczy Edouard Piron, 22-letni student uniwersytetu Lyon 2. W tym właśnie mieście prowadzone są dwa projekty powstałe wiosną 2009, pod koniec walk przeciw ustawie o reformie uniwersytetów (LRU, libertes et responsabilites des universites), zaplanowanej przez minister Valérie Pécresse. „Mieliśmy wrażenie, że bitwa do niczego nie prowadzi, a wielu studentów chciało zaproponować projekt alternatywny do ustawy i do obowiązującego systemu”, opowiada Edouard.</text:p>
      <text:p text:style-name="P10">Tak powstały uniwersytet dzielony „Lyon Zero”, którego Edouard jest członkiem oraz „Uniwersytet samozarządzany” (UA). Są one owocami akcji „dwóch różnych grup mających te same cele, ale inne środki”, wyjaśnia. Pierwsza ma status organizacji, ramy prawne i stara się współpracować z uniwersytetem Lyon 2, podczas gdy druga chce sama całkowicie sobą zarządzać.</text:p>
      <text:p text:style-name="P8">U podstawy tych dwóch projektów leżą dwa proste pojęcia: brak hierarchii i dzielenie się umiejętnościami, w innym wypadku „ zużywanymi i rozpowszechnianymi jednostronnie, podczas gdy my chcemy, żeby był to system, w którym wszyscy się uczą i uczą innych, ponieważ wszyscy posiadamy wiedzę, którą możemy się podzielić”, tłumaczy Piron. Ponadto „problemem jest fakt, że studia podejmuje się z myślą o znalezieniu pracy. My nie chcemy zlikwidować tego celu, ale pomagać ludziom uczyć się dla samej przyjemności poznawania”.</text:p>
      <text:p text:style-name="P10">Jak wynika z założeń niektórych doktryn anarchistycznych, na tych uniwersytetach sankcja jest zastąpiona motywacją a oceny samoewaluacją, jak to ma miejsce w szkołach Steinerowskich, których nazwa wzięła się od nazwiska austriackiego filozofa Rudolfa Steinera, zwolennika systemu nauczania pobudzającego wyobraźnię uczniów.</text:p>
      <text:p text:style-name="P10">Nie oznacza to jednak, że wszelkie zasady przestały istnieć: „Na początku są potrzebne, ale potem, kiedy projekt zacznie już funkcjonować, usuniemy je” mówi cytując koncepcję filozofa i rewolucjonisty rosyjskiego Bakunina. Jeśli chodzi o członków „Lyon Zero”, nie trzeba nawet myśleć, że te plany zastąpią system tradycyjny: „Chcemy pokazać inny sposób, uzupełniać”. Ich kursy również uzupełniają szkolnictwo tradycyjne: „Rodzaj zajęć zależy od osób, które w nich uczestniczą, więc, jako że jesteśmy alternatywą, tematy są nowe, nigdy nie podejmowane na uniwersytetach”. Refleksje na temat pojęć czasu i prędkości, inne na temat dyskryminacji seksualnej, atelier mikropolityki grup, tańca współczesnego lub nomadyzmu: oto przykłady niektórych podejmowanych zagadnień. A jeżeli brakuje pomysłów jest na to rada: „Zawsze można razem przestudiować temat, zrobić badania i wspólnie o nich potem dyskutować”.</text:p>
      <text:p text:style-name="P12">„<text:span text:style-name="T22">Lyon Zero” liczy prawie trzydziestu członków aktywnych w organizacji oraz wiele osób biorących udział w projekcie: studentów, naukowców, profesorów, emerytów, bezrobotnych, a także aktywnych zawodowo. Również inni wyrażają zainteresowanie udziałem w kursach. Czasem nawet adiunkci, ci najbardziej otwarci wspierają projekt i w nim uczestniczą.</text:span></text:p>
      <text:p text:style-name="P11"><text:span text:style-name="T42">We Francji rozpoczęto wiele podobnych akcji, często jednak nie kontynuowano ich. Na początku ruchu studenckiego przeciwko LRU, w listopadzie 2007, na uniwersytecie Paris 3 powstała „Jedność Kształcenia i Badań (UFR) samozarządzana”. W 2008 roku przyszła kolej na „UFR Zero” na uniwersytecie Paris 8. Rok później, kiedy studenci i profesorowie uniwersytetów i naukowcy włoscy przenosili zajęcia na ulice i place w ramach protestu przeciwko cięciom dofinansowań dla uniwersytetów, na linii 14 metra paryskiego ich francuscy koledzy utworzyli „Uniwersytet Paris 14”, ostatni ośrodek uniwersytecki „po utworzeniu Paris 13 w 1971”. Jak 14 linia, uniwersytet nie </text:span><text:soft-page-break/><text:span text:style-name="T42">ma „ani motorniczego, ani prezesa ani zarządzających. Jest autonomiczny, krytyczny, sam sobą zarządza, nomadyczny i otwarty dla wszystkich”. Teraz jego kalendarz akademicki jest czystą kartą, ale nie oznacza to, że sen się skończył: „ Nie umarliśmy - informuje Guillaume Lachenal, asystent na uniwersytecie Paris VII - zwolniliśmy trochę z powodu braku generalnych strajków w tym okresie”.</text:span></text:p>
      <text:p text:style-name="P3">Autoprezentacja „Lyon-zero” - uniwersytetu współdzielonego</text:p>
      <text:p text:style-name="P4"><text:span text:style-name="T30">W idei Lyon Zero nie chodzi o zmianę tradycyjnego modelu uczelni, ale o wybór między tym modelem i uniwersytetem, w którym nauka może być zbudowana na umiejętności dzielenia się z innymi. W tym modelu, motywacja zastępuje sankcje, współpraca zastępuje wybór, różnorodność zastępuje hierarchie.</text:span></text:p>
      <text:p text:style-name="P4"><text:span text:style-name="T30">W Lyonie Zero warsztaty proponowane są i obsługiwane przez samych uczestników. Ponieważ treść i forma tych warsztatów mogą być bardzo różne w zależności od tematu, każda grupa projektuje sama ich organizację. Żonglerka, biologia, medytacja, ekonomia itp.: każdy temat może być podjęty, w zależności od życzenia poszczególnych uczestników. Chcesz się zarejestrować? Nie ma egzaminów wstępnych czy innych warunków formalnych, wystarczy mieć ukończone 18 lat. Możliwe jest jednak, uczestnictwo w warsztatach już od 16 roku życia: inicjatywa Lyon <text:s/>Zero chce zachęcić młodych ludzi do odkrywania takiej alternatywnej uczelni lub po prostu poszerzania swoich horyzontów edukacyjnych i odkrywania różnych dziedzin. W Lyon Zero nie ma ocen, ale możliwe są samooceny osób lub grup. Każdy uczestnik otrzymuje corocznie dyplom z listą warsztatów, w których wziął udział. Codzienne czynności (takie jak sprzątanie pokoi, drukowanie, itp.) są prowadzone wspólnie.</text:span></text:p>
      <text:p text:style-name="P4"><text:span text:style-name="T30">Grupa ośmiu osób wybranych losowo jest odpowiedzialna za utrzymanie uczelni. Zespół ten, na przykład, jest odpowiedzialny za organizowanie spotkań, zarządzanie rejestracją studentów, wypowiadania się w imieniu uczelni, itp. zbiorowe decyzje są proponowane, dyskutowane i podejmowane w ramach spotkań wszystkich uczestników zarejestrowanych. Sukces uczelni zależy od motywacji jej członków. Wiedząc, że motywacja zależy od osoby, ale również zmienia się w czasie, staramy się wspólnie i stale pracować nad poprawą funkcjonowania Lyon Zero. Biorąc pod uwagę to, że uniwersytet jest miejscem, gdzie ludzie przychodzą, odchodzą, wymieniają się, początkującym pokazuje się <text:s/>jak działa Lyon Zero i prosi, by myśleli o swoim <text:s/>zaangażowaniu w projekt, w celu przekazania następnym i rozszerzenie jego pierwotnego ducha. Stworzyliśmy ten projekt jako trwały, więc pracujemy, aby Lyon Zero był uznawany i wspierany publicznie (na przykład przez <text:s/>umożliwianie mu działania w pomieszczeniach istniejących uczelni). Pragniemy również, by uczestnicy korzystali ze statusu studenta i dostępu do wszystkich z tym związanych korzyści (stypendia, pomoc w znalezieniu zakwaterowania, ubezpieczenie zdrowotne, itp.). Lyon Zero będzie więc dostępny dla każdego, a nie tylko dla tych, którzy mają dość pieniędzy i wolnego czasu.</text:span></text:p>
      <text:p text:style-name="P4"><text:span text:style-name="T30"/></text:p>
      <text:p text:style-name="P7"><text:span text:style-name="Strong_20_Emphasis"><text:span text:style-name="T38">WOLNY </text:span></text:span><text:span text:style-name="Strong_20_Emphasis"><text:span text:style-name="T39">BO POWOLNY </text:span></text:span><text:span text:style-name="Strong_20_Emphasis"><text:span text:style-name="T38">UNIWERSYTET WARSZAWY</text:span></text:span></text:p>
      <text:p text:style-name="P10">Wolny Uniwersytet Warszawy to nomadyczny ośrodek interdyscyplinarnych studiów, krytycznej refleksji, niezależnego myślenia o sztuce i społeczeństwie. WUW działa równolegle wobec oficjalnych ośrodków edukacji artystycznej i uniwersyteckiej. Jego zasadą jest łączenie teorii z praktyką oraz kultury z jej społecznym kontekstem. WUW jest nieformalnym centrum badawczym, w którym eksperymentujemy z różnymi formami tworzenia i przekazywania wiedzy.</text:p>
      <text:p text:style-name="P9"><text:span text:style-name="Strong_20_Emphasis"><text:span text:style-name="T17">KULTURA </text:span></text:span><text:span text:style-name="Strong_20_Emphasis"><text:span text:style-name="T18">NIE </text:span></text:span><text:span text:style-name="Strong_20_Emphasis"><text:span text:style-name="T17">DLA ZYSKU</text:span></text:span></text:p>
      <text:p text:style-name="P10">Niezależny obieg kultury - nienastawiony na osiąganie zysku i zlokalizowany poza oficjalnymi instytucjami "kultury wysokiej" - ma niepewne podstawy i paradoksalny status. Chcemy przyczynić się do poprawy sytuacji tej części instytucji kultury, która bazuje na entuzjazmie, a nie dążeniu do osiągnięcia materialnych korzyści.</text:p>
      <text:p text:style-name="P10">WUW podejmuje problematykę działań w polu kultury niezależnej (kontrkultura, niezależne tradycje artystyczne), innowacyjnych sposobów produkcji artystycznej (samoorganizacja, działania sieciowe) oraz ich funkcjonowania w społeczeństwie (ekonomia daru, wolna wymiana, ruch wolnej kultury, "slow culture").</text:p>
      <text:p text:style-name="P10"><text:soft-page-break/>Program WUW-u jest zakorzeniony w codziennym doświadczeniu (nie)zależnych producentów kultury. Jest też próbą umieszczenia ich w szerszym kontekście społeczeństwa, w którym pogłębia się ekonomizacja wszystkich obszarów życia, indywidualizacja ryzyka, ciągła kontrola, hipertrofia aktywności zawodowej połączona z atrofią wolnego czasu i swobodnej myśli.</text:p>
      <text:p text:style-name="P9"><text:span text:style-name="Strong_20_Emphasis"><text:span text:style-name="T17">PLASTYKA SPOŁECZNA</text:span></text:span></text:p>
      <text:p text:style-name="P10">Na program Wolnego Uniwersytetu Warszawy składa się seria wydarzeń oraz działań artystycznych realizujących ideę edukacji w sztuce i poprzez sztukę: performance, działanie w przestrzeni publicznej, warsztaty, grupy dyskusyjne, projekcje filmów, seminaria i wykłady. W ramach WUW będziemy również prezentowali teoretyczne i praktyczne rozwiązania z zakresu polityki kulturalnej, które wspierają rozwój niezależnego obiegu sztuki.</text:p>
      <text:p text:style-name="P10">Jednym z podstawowych założeń Wolnego Uniwersytetu jest jak najszersze propagowanie i udostępnianie wiedzy, bliskie są nam idee otwartej edukacji. Wszystkie zgromadzone teksty, materiały pomocnicze i dokumentacja działań będą udostępnione na stronie internetowej WUW na wolnych licencjach. Wstęp na wszystkie działania WUW-u jest wolny.</text:p>
      <text:p text:style-name="P10">Wolny Uniwersytet Warszawy odwołuje się do tradycji Free International University założonego w 1972 przez Josepha Beuysa i Heinricha Bolla. Nawiązujemy do idei plastyki społecznej i beuysowskiego rozumienia sztuki jako kształtowania nie tyle przedmiotów, co społecznych relacji.</text:p>
      <text:p text:style-name="P9"><text:span text:style-name="Strong_20_Emphasis"><text:span text:style-name="T17">NOMADYCZNA </text:span></text:span><text:span text:style-name="Strong_20_Emphasis"><text:span text:style-name="T18">PO/</text:span></text:span><text:span text:style-name="Strong_20_Emphasis"><text:span text:style-name="T17">WOLNOŚĆ</text:span></text:span></text:p>
      <text:p text:style-name="P10">Wolny Uniwersytet Warszawy nie ma siedziby, nie jest zlokalizowany w określonym budynku. Jego miejscem jest sieć niezależnych inicjatyw i publicznych przestrzeni Warszawy, po której się porusza i z których gościnności korzysta. WUW jest lokalnym węzłem międzynarodowej sieci inicjatyw nastawionych na niezależną refleksję i wolną edukację.</text:p>
      <text:p text:style-name="P10">Motto Wolnego Uniwersytetu Warszawy to "Wolny bo powolny". WUW jest reakcją nie tyle na tempo tworzenia kultury, lecz przede wszystkim na próby jego odgórnego uregulowania poprzez gonitwę projektów i niekończącą się paradę aplikacji.</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serif"/>
    <style:font-face style:name="Georgia" svg:font-family="Georgia, 'Times New Roman', Times, serif"/>
    <style:font-face style:name="arial" svg:font-family="arial, sans-serif"/>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Condensed"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DejaVu Sans Condensed"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8T20:29:00</meta:creation-date>
    <dc:date>2011-12-08T20:56:26</dc:date>
    <meta:editing-duration>PT27M27S</meta:editing-duration>
    <meta:editing-cycles>7</meta:editing-cycles>
    <meta:generator>LibreOffice/3.4$Linux LibreOffice_project/340m1$Build-302</meta:generator>
    <meta:document-statistic meta:table-count="0" meta:image-count="0" meta:object-count="0" meta:page-count="3" meta:paragraph-count="28" meta:word-count="1400" meta:character-count="10450" meta:non-whitespace-character-count="9074"/>
  </office:meta>
</office:document-meta>
</file>